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3.127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1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fo:background-color="#99ff99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99ff99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99ff99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0">
      <style:table-cell-properties fo:background-color="#99ff99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 style:data-style-name="N1">
      <style:table-cell-properties fo:background-color="#99ff99"/>
    </style:style>
    <style:style style:name="ce14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 style:data-style-name="N109">
      <style:table-cell-properties fo:background-color="#99ff99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9">
      <style:table-cell-properties fo:background-color="#99ff99" style:text-align-source="fix" style:repeat-content="false"/>
      <style:paragraph-properties fo:text-align="center" fo:margin-left="0cm"/>
      <style:text-properties style:font-name="Arial1"/>
    </style:style>
    <style:style style:name="ce20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T1" style:family="text">
      <style:text-properties style:font-name="Arial1"/>
    </style:style>
  </office:automatic-styles>
  <office:body>
    <office:spreadsheet>
      <table:table table:name="Резонансы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Плюс погр кривых рук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001">
            <text:p>0,0001</text:p>
          </table:table-cell>
          <table:table-cell office:value-type="float" office:value="0.001">
            <text:p>0,0010</text:p>
          </table:table-cell>
          <table:table-cell office:value-type="string">
            <text:p>Погр за время измерений 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E, V</text:p>
          </table:table-cell>
          <table:table-cell office:value-type="string">
            <text:p>U, V</text:p>
          </table:table-cell>
          <table:table-cell office:value-type="string">
            <text:p>F_0, HZ</text:p>
          </table:table-cell>
          <table:table-cell office:value-type="string">
            <text:p>F_02, HZ</text:p>
          </table:table-cell>
          <table:table-cell office:value-type="string">
            <text:p>E_2, V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2103">
            <text:p>0,2103</text:p>
          </table:table-cell>
          <table:table-cell office:value-type="float" office:value="1.2638">
            <text:p>1,2638</text:p>
          </table:table-cell>
          <table:table-cell office:value-type="float" office:value="32108">
            <text:p>32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2105">
            <text:p>0,2105</text:p>
          </table:table-cell>
          <table:table-cell office:value-type="float" office:value="0.9808">
            <text:p>0,9808</text:p>
          </table:table-cell>
          <table:table-cell office:value-type="float" office:value="27800">
            <text:p>27800</text:p>
          </table:table-cell>
          <table:table-cell office:value-type="float" office:value="27780">
            <text:p>27780</text:p>
          </table:table-cell>
          <table:table-cell office:value-type="float" office:value="0.412">
            <text:p>0,412</text:p>
          </table:table-cell>
          <table:table-cell office:value-type="string">
            <text:p>---------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108">
            <text:p>0,2108</text:p>
          </table:table-cell>
          <table:table-cell office:value-type="float" office:value="0.7094">
            <text:p>0,7094</text:p>
          </table:table-cell>
          <table:table-cell office:value-type="float" office:value="23156">
            <text:p>231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2106">
            <text:p>0,2106</text:p>
          </table:table-cell>
          <table:table-cell office:value-type="float" office:value="0.6071">
            <text:p>0,6071</text:p>
          </table:table-cell>
          <table:table-cell office:value-type="float" office:value="21256">
            <text:p>21256</text:p>
          </table:table-cell>
          <table:table-cell office:value-type="float" office:value="21280">
            <text:p>21280</text:p>
          </table:table-cell>
          <table:table-cell office:value-type="float" office:value="0.4127">
            <text:p>0,4127</text:p>
          </table:table-cell>
          <table:table-cell office:value-type="float" office:value="1.1797">
            <text:p>1,179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107">
            <text:p>0,2107</text:p>
          </table:table-cell>
          <table:table-cell office:value-type="float" office:value="0.511">
            <text:p>0,5110</text:p>
          </table:table-cell>
          <table:table-cell office:value-type="float" office:value="19431">
            <text:p>194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2108">
            <text:p>0,2108</text:p>
          </table:table-cell>
          <table:table-cell office:value-type="float" office:value="0.4287">
            <text:p>0,4287</text:p>
          </table:table-cell>
          <table:table-cell office:value-type="float" office:value="17699">
            <text:p>17699</text:p>
          </table:table-cell>
          <table:table-cell office:value-type="float" office:value="17635">
            <text:p>17635</text:p>
          </table:table-cell>
          <table:table-cell office:value-type="float" office:value="0.4131">
            <text:p>0,4131</text:p>
          </table:table-cell>
          <table:table-cell office:value-type="float" office:value="0.8001">
            <text:p>0,800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2108">
            <text:p>0,2108</text:p>
          </table:table-cell>
          <table:table-cell office:value-type="float" office:value="0.354">
            <text:p>0,3540</text:p>
          </table:table-cell>
          <table:table-cell office:value-type="float" office:value="15983">
            <text:p>15983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Лаба 123</text:p>
          </table:table-cell>
          <table:table-cell table:number-columns-repeated="2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АЧХ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umber</text:p>
          </table:table-cell>
          <table:table-cell office:value-type="string">
            <text:p>U, V</text:p>
          </table:table-cell>
          <table:table-cell office:value-type="string">
            <text:p>F, HZ</text:p>
          </table:table-cell>
          <table:table-cell office:value-type="string">
            <text:p>ErrU</text:p>
          </table:table-cell>
          <table:table-cell office:value-type="string">
            <text:p>ErrF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.9808">
            <text:p>0,9808</text:p>
          </table:table-cell>
          <table:table-cell office:value-type="float" office:value="27800">
            <text:p>27800</text:p>
          </table:table-cell>
          <table:table-cell table:style-name="ce1" office:value-type="float" office:value="0.002">
            <text:p>0,002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0.7351">
            <text:p>0,7351</text:p>
          </table:table-cell>
          <table:table-cell office:value-type="float" office:value="27378">
            <text:p>273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135">
            <text:p>0,5135</text:p>
          </table:table-cell>
          <table:table-cell office:value-type="float" office:value="27014">
            <text:p>270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052">
            <text:p>0,6052</text:p>
          </table:table-cell>
          <table:table-cell office:value-type="float" office:value="27186">
            <text:p>271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334">
            <text:p>0,8334</text:p>
          </table:table-cell>
          <table:table-cell office:value-type="float" office:value="27512">
            <text:p>275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5814">
            <text:p>0,5814</text:p>
          </table:table-cell>
          <table:table-cell office:value-type="float" office:value="27145">
            <text:p>27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15">
            <text:p>0,9150</text:p>
          </table:table-cell>
          <table:table-cell office:value-type="float" office:value="27628">
            <text:p>276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633">
            <text:p>0,7633</text:p>
          </table:table-cell>
          <table:table-cell office:value-type="float" office:value="27415">
            <text:p>274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533">
            <text:p>0,9533</text:p>
          </table:table-cell>
          <table:table-cell office:value-type="float" office:value="27680">
            <text:p>2768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0.952">
            <text:p>0,9520</text:p>
          </table:table-cell>
          <table:table-cell office:value-type="float" office:value="27698">
            <text:p>2769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16">
            <text:p>0,6160</text:p>
          </table:table-cell>
          <table:table-cell office:value-type="float" office:value="28469">
            <text:p>2846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678">
            <text:p>0,8678</text:p>
          </table:table-cell>
          <table:table-cell office:value-type="float" office:value="28091">
            <text:p>280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31">
            <text:p>0,7310</text:p>
          </table:table-cell>
          <table:table-cell office:value-type="float" office:value="28288">
            <text:p>282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805">
            <text:p>0,8050</text:p>
          </table:table-cell>
          <table:table-cell office:value-type="float" office:value="28179">
            <text:p>281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536">
            <text:p>0,6536</text:p>
          </table:table-cell>
          <table:table-cell office:value-type="float" office:value="28406">
            <text:p>284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82">
            <text:p>0,7820</text:p>
          </table:table-cell>
          <table:table-cell office:value-type="float" office:value="28211">
            <text:p>282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929">
            <text:p>0,9290</text:p>
          </table:table-cell>
          <table:table-cell office:value-type="float" office:value="27991">
            <text:p>2799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.4287">
            <text:p>0,4287</text:p>
          </table:table-cell>
          <table:table-cell office:value-type="float" office:value="17699">
            <text:p>176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0.336">
            <text:p>0,3360</text:p>
          </table:table-cell>
          <table:table-cell office:value-type="float" office:value="17346">
            <text:p>1734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65">
            <text:p>0,2650</text:p>
          </table:table-cell>
          <table:table-cell office:value-type="float" office:value="17127">
            <text:p>1712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">
            <text:p>0,3500</text:p>
          </table:table-cell>
          <table:table-cell office:value-type="float" office:value="17383">
            <text:p>173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24">
            <text:p>0,4124</text:p>
          </table:table-cell>
          <table:table-cell office:value-type="float" office:value="17582">
            <text:p>175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1">
            <text:p>0,3110</text:p>
          </table:table-cell>
          <table:table-cell office:value-type="float" office:value="17272">
            <text:p>172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55">
            <text:p>0,3855</text:p>
          </table:table-cell>
          <table:table-cell office:value-type="float" office:value="17486">
            <text:p>174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439">
            <text:p>0,2439</text:p>
          </table:table-cell>
          <table:table-cell office:value-type="float" office:value="17049">
            <text:p>170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27">
            <text:p>0,3227</text:p>
          </table:table-cell>
          <table:table-cell office:value-type="float" office:value="17308">
            <text:p>1730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0.4109">
            <text:p>0,4109</text:p>
          </table:table-cell>
          <table:table-cell office:value-type="float" office:value="17850">
            <text:p>178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722">
            <text:p>0,3722</text:p>
          </table:table-cell>
          <table:table-cell office:value-type="float" office:value="17984">
            <text:p>179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589">
            <text:p>0,3589</text:p>
          </table:table-cell>
          <table:table-cell office:value-type="float" office:value="18023">
            <text:p>180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488">
            <text:p>0,2488</text:p>
          </table:table-cell>
          <table:table-cell office:value-type="float" office:value="18389">
            <text:p>183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55">
            <text:p>0,3155</text:p>
          </table:table-cell>
          <table:table-cell office:value-type="float" office:value="18154">
            <text:p>181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891">
            <text:p>0,3891</text:p>
          </table:table-cell>
          <table:table-cell office:value-type="float" office:value="17932">
            <text:p>17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299">
            <text:p>0,3299</text:p>
          </table:table-cell>
          <table:table-cell office:value-type="float" office:value="18108">
            <text:p>181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1">
            <text:p>0,3100</text:p>
          </table:table-cell>
          <table:table-cell office:value-type="float" office:value="18169">
            <text:p>18169</text:p>
          </table:table-cell>
          <table:table-cell table:number-columns-repeated="2"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ФЧХ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.5">
            <text:p>0,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Number</text:p>
          </table:table-cell>
          <table:table-cell office:value-type="string">
            <text:p>F, Hz</text:p>
          </table:table-cell>
          <table:table-cell office:value-type="string">
            <text:p>HalfPer(E), del</text:p>
          </table:table-cell>
          <table:table-cell office:value-type="string">
            <text:p>Phase, del </text:p>
          </table:table-cell>
          <table:table-cell office:value-type="string">
            <text:p>Phase, ra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170">
            <text:p>28170</text:p>
          </table:table-cell>
          <table:table-cell office:value-type="float" office:value="44.5">
            <text:p>44,5</text:p>
          </table:table-cell>
          <table:table-cell office:value-type="float" office:value="8.5">
            <text:p>8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447">
            <text:p>28447</text:p>
          </table:table-cell>
          <table:table-cell office:value-type="float" office:value="44">
            <text:p>44</text:p>
          </table:table-cell>
          <table:table-cell office:value-type="float" office:value="12.5">
            <text:p>12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710">
            <text:p>28710</text:p>
          </table:table-cell>
          <table:table-cell office:value-type="float" office:value="43.5">
            <text:p>43,5</text:p>
          </table:table-cell>
          <table:table-cell office:value-type="float" office:value="14.5">
            <text:p>14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210">
            <text:p>29210</text:p>
          </table:table-cell>
          <table:table-cell office:value-type="float" office:value="43">
            <text:p>43</text:p>
          </table:table-cell>
          <table:table-cell office:value-type="float" office:value="16.5">
            <text:p>16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490">
            <text:p>29490</text:p>
          </table:table-cell>
          <table:table-cell office:value-type="float" office:value="42.5">
            <text:p>42,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000">
            <text:p>30000</text:p>
          </table:table-cell>
          <table:table-cell office:value-type="float" office:value="41.5">
            <text:p>41,5</text:p>
          </table:table-cell>
          <table:table-cell office:value-type="float" office:value="17.5">
            <text:p>17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00">
            <text:p>28000</text:p>
          </table:table-cell>
          <table:table-cell office:value-type="float" office:value="44.5">
            <text:p>44,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840">
            <text:p>2784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27567">
            <text:p>27567</text:p>
          </table:table-cell>
          <table:table-cell office:value-type="float" office:value="45.5">
            <text:p>45,5</text:p>
          </table:table-cell>
          <table:table-cell office:value-type="float" office:value="-7.5">
            <text:p>-7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269">
            <text:p>27269</text:p>
          </table:table-cell>
          <table:table-cell office:value-type="float" office:value="45.5">
            <text:p>45,5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580">
            <text:p>26580</text:p>
          </table:table-cell>
          <table:table-cell office:value-type="float" office:value="47">
            <text:p>47</text:p>
          </table:table-cell>
          <table:table-cell office:value-type="float" office:value="-18.5">
            <text:p>-18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070">
            <text:p>26070</text:p>
          </table:table-cell>
          <table:table-cell office:value-type="float" office:value="47.5">
            <text:p>47,5</text:p>
          </table:table-cell>
          <table:table-cell office:value-type="float" office:value="-20">
            <text:p>-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165">
            <text:p>27165</text:p>
          </table:table-cell>
          <table:table-cell office:value-type="float" office:value="46">
            <text:p>46</text:p>
          </table:table-cell>
          <table:table-cell office:value-type="float" office:value="-14">
            <text:p>-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763">
            <text:p>27763</text:p>
          </table:table-cell>
          <table:table-cell office:value-type="float" office:value="45">
            <text:p>45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780">
            <text:p>17780</text:p>
          </table:table-cell>
          <table:table-cell office:value-type="float" office:value="27.5">
            <text:p>27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12">
            <text:p>18012</text:p>
          </table:table-cell>
          <table:table-cell office:value-type="float" office:value="27.5">
            <text:p>27,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95">
            <text:p>18395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780">
            <text:p>18780</text:p>
          </table:table-cell>
          <table:table-cell office:value-type="float" office:value="26.5">
            <text:p>26,5</text:p>
          </table:table-cell>
          <table:table-cell office:value-type="float" office:value="9.5">
            <text:p>9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461">
            <text:p>19461</text:p>
          </table:table-cell>
          <table:table-cell office:value-type="float" office:value="25.5">
            <text:p>25,5</text:p>
          </table:table-cell>
          <table:table-cell office:value-type="float" office:value="10.5">
            <text:p>10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0">
            <text:p>20170</text:p>
          </table:table-cell>
          <table:table-cell office:value-type="float" office:value="24.5">
            <text:p>24,5</text:p>
          </table:table-cell>
          <table:table-cell office:value-type="float" office:value="10.5">
            <text:p>10,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70">
            <text:p>18470</text:p>
          </table:table-cell>
          <table:table-cell office:value-type="float" office:value="27">
            <text:p>27</text:p>
          </table:table-cell>
          <table:table-cell office:value-type="float" office:value="8.5">
            <text:p>8,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7490">
            <text:p>17490</text:p>
          </table:table-cell>
          <table:table-cell office:value-type="float" office:value="28.5">
            <text:p>28,5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55">
            <text:p>17155</text:p>
          </table:table-cell>
          <table:table-cell office:value-type="float" office:value="29">
            <text:p>29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70">
            <text:p>16270</text:p>
          </table:table-cell>
          <table:table-cell office:value-type="float" office:value="30.5">
            <text:p>30,5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860">
            <text:p>16860</text:p>
          </table:table-cell>
          <table:table-cell office:value-type="float" office:value="29.5">
            <text:p>29,5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30">
            <text:p>17330</text:p>
          </table:table-cell>
          <table:table-cell office:value-type="float" office:value="28.5">
            <text:p>28,5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10">
            <text:p>17910</text:p>
          </table:table-cell>
          <table:table-cell office:value-type="float" office:value="28">
            <text:p>28</text:p>
          </table:table-cell>
          <table:table-cell office:value-type="float" office:value="-2">
            <text:p>-2</text:p>
          </table:table-cell>
          <table:table-cell/>
        </table:table-row>
      </table:table>
      <table:table table:name="Final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3" table:default-cell-style-name="ce2"/>
        <table:table-column table:style-name="co1" table:default-cell-style-name="ce11"/>
        <table:table-column table:style-name="co1" table:default-cell-style-name="ce14"/>
        <table:table-column table:style-name="co4" table:default-cell-style-name="ce11"/>
        <table:table-column table:style-name="co5" table:default-cell-style-name="ce14"/>
        <table:table-column table:style-name="co6" table:default-cell-style-name="ce4"/>
        <table:table-column table:style-name="co1" table:default-cell-style-name="ce2"/>
        <table:table-column table:style-name="co1" table:default-cell-style-name="ce7"/>
        <table:table-column table:style-name="co1" table:default-cell-style-name="ce17"/>
        <table:table-column table:style-name="co1" table:default-cell-style-name="ce18"/>
        <table:table-column table:style-name="co1" table:default-cell-style-name="ce16"/>
        <table:table-column table:style-name="co1" table:number-columns-repeated="3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1" table:number-columns-repeated="1003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погр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_1, Ohm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, Ohm</text:p>
          </table:table-cell>
          <table:table-cell table:style-name="ce5" office:value-type="float" office:value="3.5">
            <text:p>3,50</text:p>
          </table:table-cell>
          <table:table-cell office:value-type="float" office:value="0.01">
            <text:p>0,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C_n, nF</text:p>
          </table:table-cell>
          <table:table-cell office:value-type="string">
            <text:p>погр C_n, nF</text:p>
          </table:table-cell>
          <table:table-cell office:value-type="string">
            <text:p>E, V</text:p>
          </table:table-cell>
          <table:table-cell office:value-type="string">
            <text:p>погр E, V</text:p>
          </table:table-cell>
          <table:table-cell office:value-type="string">
            <text:p>U, V</text:p>
          </table:table-cell>
          <table:table-cell office:value-type="string">
            <text:p>погр U, V</text:p>
          </table:table-cell>
          <table:table-cell office:value-type="string">
            <text:p>F_0, Hz</text:p>
          </table:table-cell>
          <table:table-cell office:value-type="string">
            <text:p>погр F_0, Hz</text:p>
          </table:table-cell>
          <table:table-cell office:value-type="string">
            <text:p>L, <text:span text:style-name="T1">μ</text:span>Hn </text:p>
          </table:table-cell>
          <table:table-cell office:value-type="string">
            <text:p>погр L,<text:span text:style-name="T1">μ</text:span>Hn</text:p>
          </table:table-cell>
          <table:table-cell table:style-name="ce19" office:value-type="string">
            <text:p>ρ, Ohm</text:p>
          </table:table-cell>
          <table:table-cell table:style-name="ce20" office:value-type="string">
            <text:p>погр ρ, Ohm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5.1">
            <text:p>25,1</text:p>
          </table:table-cell>
          <table:table-cell office:value-type="float" office:value="0.1">
            <text:p>0,1</text:p>
          </table:table-cell>
          <table:table-cell office:value-type="float" office:value="0.2103">
            <text:p>0,2103</text:p>
          </table:table-cell>
          <table:table-cell office:value-type="float" office:value="0.0001">
            <text:p>0,0001</text:p>
          </table:table-cell>
          <table:table-cell office:value-type="float" office:value="1.2638">
            <text:p>1,2638</text:p>
          </table:table-cell>
          <table:table-cell office:value-type="float" office:value="0.001">
            <text:p>0,0010</text:p>
          </table:table-cell>
          <table:table-cell office:value-type="float" office:value="32108">
            <text:p>32108</text:p>
          </table:table-cell>
          <table:table-cell office:value-type="float" office:value="10">
            <text:p>10</text:p>
          </table:table-cell>
          <table:table-cell table:formula="of:=1/(([.I7]*2*3.1415)^2*[.C7]*10^(-9))*10^6" office:value-type="float" office:value="978.961585672703">
            <text:p>979,0</text:p>
          </table:table-cell>
          <table:table-cell table:formula="of:=[.K7]*(2*[.J7]/[.I7]+[.D7]/[.C7])" office:value-type="float" office:value="4.51003830111919">
            <text:p>4,5</text:p>
          </table:table-cell>
          <table:table-cell table:style-name="ce7" table:formula="of:=SQRT([.K7]/[.C7]*1000)" office:value-type="float" office:value="197.490388658431">
            <text:p>197,5</text:p>
          </table:table-cell>
          <table:table-cell table:style-name="ce9" table:formula="of:=[.M7]*([.L7]/[.K7]+[.D7]/[.C7])*0.5" office:value-type="float" office:value="0.848322453871766">
            <text:p>0,8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2">
            <text:p>33,2</text:p>
          </table:table-cell>
          <table:table-cell office:value-type="float" office:value="0.2">
            <text:p>0,2</text:p>
          </table:table-cell>
          <table:table-cell office:value-type="float" office:value="0.2105">
            <text:p>0,2105</text:p>
          </table:table-cell>
          <table:table-cell office:value-type="float" office:value="0.0001">
            <text:p>0,0001</text:p>
          </table:table-cell>
          <table:table-cell office:value-type="float" office:value="0.9808">
            <text:p>0,9808</text:p>
          </table:table-cell>
          <table:table-cell office:value-type="float" office:value="0.001">
            <text:p>0,0010</text:p>
          </table:table-cell>
          <table:table-cell office:value-type="float" office:value="27800">
            <text:p>27800</text:p>
          </table:table-cell>
          <table:table-cell office:value-type="float" office:value="10">
            <text:p>10</text:p>
          </table:table-cell>
          <table:table-cell table:formula="of:=1/(([.I8]*2*3.1415)^2*[.C8]*0.000000001)*1000000" office:value-type="float" office:value="987.275148166764">
            <text:p>987,3</text:p>
          </table:table-cell>
          <table:table-cell table:formula="of:=[.K8]*(2*[.J8]/[.I8]+[.D8]/[.C8])" office:value-type="float" office:value="6.65771054237447">
            <text:p>6,7</text:p>
          </table:table-cell>
          <table:table-cell table:style-name="ce7" table:formula="of:=SQRT([.K8]/[.C8]*1000)" office:value-type="float" office:value="172.444783214903">
            <text:p>172,4</text:p>
          </table:table-cell>
          <table:table-cell table:style-name="ce9" table:formula="of:=[.M8]*([.L8]/[.K8]+[.D8]/[.C8])*0.5" office:value-type="float" office:value="1.10085449282982">
            <text:p>1,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7.3">
            <text:p>47,3</text:p>
          </table:table-cell>
          <table:table-cell office:value-type="float" office:value="0.3">
            <text:p>0,3</text:p>
          </table:table-cell>
          <table:table-cell office:value-type="float" office:value="0.2108">
            <text:p>0,2108</text:p>
          </table:table-cell>
          <table:table-cell office:value-type="float" office:value="0.0001">
            <text:p>0,0001</text:p>
          </table:table-cell>
          <table:table-cell office:value-type="float" office:value="0.7094">
            <text:p>0,7094</text:p>
          </table:table-cell>
          <table:table-cell office:value-type="float" office:value="0.001">
            <text:p>0,0010</text:p>
          </table:table-cell>
          <table:table-cell office:value-type="float" office:value="23156">
            <text:p>23156</text:p>
          </table:table-cell>
          <table:table-cell office:value-type="float" office:value="10">
            <text:p>10</text:p>
          </table:table-cell>
          <table:table-cell table:formula="of:=1/(([.I9]*2*3.1415)^2*[.C9]*0.000000001)*1000000" office:value-type="float" office:value="998.797986189278">
            <text:p>998,8</text:p>
          </table:table-cell>
          <table:table-cell table:formula="of:=[.K9]*(2*[.J9]/[.I9]+[.D9]/[.C9])" office:value-type="float" office:value="7.19753979114243">
            <text:p>7,2</text:p>
          </table:table-cell>
          <table:table-cell table:style-name="ce7" table:formula="of:=SQRT([.K9]/[.C9]*1000)" office:value-type="float" office:value="145.314268034794">
            <text:p>145,3</text:p>
          </table:table-cell>
          <table:table-cell table:style-name="ce9" table:formula="of:=[.M9]*([.L9]/[.K9]+[.D9]/[.C9])*0.5" office:value-type="float" office:value="0.984409454437139">
            <text:p>1,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7.4">
            <text:p>57,4</text:p>
          </table:table-cell>
          <table:table-cell office:value-type="float" office:value="0.4">
            <text:p>0,4</text:p>
          </table:table-cell>
          <table:table-cell office:value-type="float" office:value="0.2106">
            <text:p>0,2106</text:p>
          </table:table-cell>
          <table:table-cell office:value-type="float" office:value="0.0001">
            <text:p>0,0001</text:p>
          </table:table-cell>
          <table:table-cell office:value-type="float" office:value="0.6071">
            <text:p>0,6071</text:p>
          </table:table-cell>
          <table:table-cell office:value-type="float" office:value="0.001">
            <text:p>0,0010</text:p>
          </table:table-cell>
          <table:table-cell office:value-type="float" office:value="21256">
            <text:p>21256</text:p>
          </table:table-cell>
          <table:table-cell office:value-type="float" office:value="10">
            <text:p>10</text:p>
          </table:table-cell>
          <table:table-cell table:formula="of:=1/(([.I10]*2*3.1415)^2*[.C10]*0.000000001)*1000000" office:value-type="float" office:value="976.766835338801">
            <text:p>976,8</text:p>
          </table:table-cell>
          <table:table-cell table:formula="of:=[.K10]*(2*[.J10]/[.I10]+[.D10]/[.C10])" office:value-type="float" office:value="7.72578799456301">
            <text:p>7,7</text:p>
          </table:table-cell>
          <table:table-cell table:style-name="ce7" table:formula="of:=SQRT([.K10]/[.C10]*1000)" office:value-type="float" office:value="130.448625217874">
            <text:p>130,4</text:p>
          </table:table-cell>
          <table:table-cell table:style-name="ce9" table:formula="of:=[.M10]*([.L10]/[.K10]+[.D10]/[.C10])*0.5" office:value-type="float" office:value="0.97041991335057">
            <text:p>1,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7.5">
            <text:p>67,5</text:p>
          </table:table-cell>
          <table:table-cell office:value-type="float" office:value="0.5">
            <text:p>0,5</text:p>
          </table:table-cell>
          <table:table-cell office:value-type="float" office:value="0.2107">
            <text:p>0,2107</text:p>
          </table:table-cell>
          <table:table-cell office:value-type="float" office:value="0.0001">
            <text:p>0,0001</text:p>
          </table:table-cell>
          <table:table-cell office:value-type="float" office:value="0.511">
            <text:p>0,5110</text:p>
          </table:table-cell>
          <table:table-cell office:value-type="float" office:value="0.001">
            <text:p>0,0010</text:p>
          </table:table-cell>
          <table:table-cell office:value-type="float" office:value="19431">
            <text:p>19431</text:p>
          </table:table-cell>
          <table:table-cell office:value-type="float" office:value="10">
            <text:p>10</text:p>
          </table:table-cell>
          <table:table-cell table:formula="of:=1/(([.I11]*2*3.1415)^2*[.C11]*0.000000001)*1000000" office:value-type="float" office:value="993.966629825119">
            <text:p>994,0</text:p>
          </table:table-cell>
          <table:table-cell table:formula="of:=[.K11]*(2*[.J11]/[.I11]+[.D11]/[.C11])" office:value-type="float" office:value="8.38578883481711">
            <text:p>8,4</text:p>
          </table:table-cell>
          <table:table-cell table:style-name="ce7" table:formula="of:=SQRT([.K11]/[.C11]*1000)" office:value-type="float" office:value="121.348389165101">
            <text:p>121,3</text:p>
          </table:table-cell>
          <table:table-cell table:style-name="ce9" table:formula="of:=[.M11]*([.L11]/[.K11]+[.D11]/[.C11])*0.5" office:value-type="float" office:value="0.961327880130436">
            <text:p>1,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82.7">
            <text:p>82,7</text:p>
          </table:table-cell>
          <table:table-cell office:value-type="float" office:value="0.6">
            <text:p>0,6</text:p>
          </table:table-cell>
          <table:table-cell office:value-type="float" office:value="0.2108">
            <text:p>0,2108</text:p>
          </table:table-cell>
          <table:table-cell office:value-type="float" office:value="0.0001">
            <text:p>0,0001</text:p>
          </table:table-cell>
          <table:table-cell office:value-type="float" office:value="0.4287">
            <text:p>0,4287</text:p>
          </table:table-cell>
          <table:table-cell office:value-type="float" office:value="0.001">
            <text:p>0,0010</text:p>
          </table:table-cell>
          <table:table-cell office:value-type="float" office:value="17699">
            <text:p>17699</text:p>
          </table:table-cell>
          <table:table-cell office:value-type="float" office:value="10">
            <text:p>10</text:p>
          </table:table-cell>
          <table:table-cell table:formula="of:=1/(([.I12]*2*3.1415)^2*[.C12]*0.000000001)*1000000" office:value-type="float" office:value="977.8289983732">
            <text:p>977,8</text:p>
          </table:table-cell>
          <table:table-cell table:formula="of:=[.K12]*(2*[.J12]/[.I12]+[.D12]/[.C12])" office:value-type="float" office:value="8.19923930736264">
            <text:p>8,2</text:p>
          </table:table-cell>
          <table:table-cell table:style-name="ce7" table:formula="of:=SQRT([.K12]/[.C12]*1000)" office:value-type="float" office:value="108.737339163388">
            <text:p>108,7</text:p>
          </table:table-cell>
          <table:table-cell table:style-name="ce9" table:formula="of:=[.M12]*([.L12]/[.K12]+[.D12]/[.C12])*0.5" office:value-type="float" office:value="0.850341512268066">
            <text:p>0,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01.6">
            <text:p>101,6</text:p>
          </table:table-cell>
          <table:table-cell office:value-type="float" office:value="0.7">
            <text:p>0,7</text:p>
          </table:table-cell>
          <table:table-cell office:value-type="float" office:value="0.2108">
            <text:p>0,2108</text:p>
          </table:table-cell>
          <table:table-cell office:value-type="float" office:value="0.0001">
            <text:p>0,0001</text:p>
          </table:table-cell>
          <table:table-cell office:value-type="float" office:value="0.354">
            <text:p>0,3540</text:p>
          </table:table-cell>
          <table:table-cell office:value-type="float" office:value="0.001">
            <text:p>0,0010</text:p>
          </table:table-cell>
          <table:table-cell office:value-type="float" office:value="15983">
            <text:p>15983</text:p>
          </table:table-cell>
          <table:table-cell office:value-type="float" office:value="10">
            <text:p>10</text:p>
          </table:table-cell>
          <table:table-cell table:formula="of:=1/(([.I13]*2*3.1415)^2*[.C13]*0.000000001)*1000000" office:value-type="float" office:value="976.012935769425">
            <text:p>976,0</text:p>
          </table:table-cell>
          <table:table-cell table:formula="of:=[.K13]*(2*[.J13]/[.I13]+[.D13]/[.C13])" office:value-type="float" office:value="7.94581238885544">
            <text:p>7,9</text:p>
          </table:table-cell>
          <table:table-cell table:style-name="ce7" table:formula="of:=SQRT([.K13]/[.C13]*1000)" office:value-type="float" office:value="98.0123794893463">
            <text:p>98,0</text:p>
          </table:table-cell>
          <table:table-cell table:style-name="ce9" table:formula="of:=[.M13]*([.L13]/[.K13]+[.D13]/[.C13])*0.5" office:value-type="float" office:value="0.736605034905401">
            <text:p>0,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Z_рез, Ohm</text:p>
          </table:table-cell>
          <table:table-cell office:value-type="string">
            <text:p>погр Z_рез, Ohm</text:p>
          </table:table-cell>
          <table:table-cell table:style-name="ce4" office:value-type="string">
            <text:p>Q</text:p>
          </table:table-cell>
          <table:table-cell table:style-name="ce2" office:value-type="string">
            <text:p>погр Q</text:p>
          </table:table-cell>
          <table:table-cell table:style-name="ce4" office:value-type="string">
            <text:p>R_sum, Ohm</text:p>
          </table:table-cell>
          <table:table-cell table:style-name="ce2" office:value-type="string">
            <text:p>погр R_sum</text:p>
          </table:table-cell>
          <table:table-cell office:value-type="string">
            <text:p>R_S max, mOhm</text:p>
          </table:table-cell>
          <table:table-cell office:value-type="string">
            <text:p>погр R_S</text:p>
          </table:table-cell>
          <table:table-cell table:style-name="ce4" office:value-type="string">
            <text:p>R_L, Ohm</text:p>
          </table:table-cell>
          <table:table-cell table:style-name="ce3" office:value-type="string">
            <text:p>погр R_L</text:p>
          </table:table-cell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6" table:formula="of:=[.G7]/[.E7]*[.$C$3]" office:value-type="float" office:value="6057.58630527817">
            <text:p>6058</text:p>
          </table:table-cell>
          <table:table-cell table:style-name="ce8" table:formula="of:=[.C18]*([.F7]/[.E7]+[.$D$3]/[.$C$3]+[.H7]/[.G7])" office:value-type="float" office:value="13.6831128413115">
            <text:p>14</text:p>
          </table:table-cell>
          <table:table-cell table:style-name="ce5" table:formula="of:=[.C18]/[.M7]" office:value-type="float" office:value="30.6728157579104">
            <text:p>30,67</text:p>
          </table:table-cell>
          <table:table-cell table:style-name="ce10" table:formula="of:=[.E18]*([.D18]/[.C18]+[.N7]/[.M7])" office:value-type="float" office:value="0.201040422482978">
            <text:p>0,20</text:p>
          </table:table-cell>
          <table:table-cell table:style-name="ce5" table:formula="of:=1/([.E18]*[.C7]*10^(-9)*[.I7]*2*3.1415)" office:value-type="float" office:value="6.43861294695449">
            <text:p>6,44</text:p>
          </table:table-cell>
          <table:table-cell table:style-name="ce10" table:formula="of:=[.G18]*([.F18]/[.E18]+[.D7]/[.C7]+[.J7]/[.I7])" office:value-type="float" office:value="0.0698580768666231">
            <text:p>0,07</text:p>
          </table:table-cell>
          <table:table-cell table:style-name="ce7" table:formula="of:=[.M7]" office:value-type="float" office:value="197.490388658431">
            <text:p>197,5</text:p>
          </table:table-cell>
          <table:table-cell table:style-name="ce9" table:formula="of:=[.N7]" office:value-type="float" office:value="0.848322453871766">
            <text:p>0,8</text:p>
          </table:table-cell>
          <table:table-cell table:style-name="ce5" table:formula="of:=[.G18]-0.001*[.I18]-[.$C$4]" office:value-type="float" office:value="2.74112255829606">
            <text:p>2,74</text:p>
          </table:table-cell>
          <table:table-cell table:style-name="ce15" table:formula="of:=[.H18]+[.J18]*0.001+[.$D$4]" office:value-type="float" office:value="0.0807063993204949">
            <text:p>0,08</text:p>
          </table:table-cell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6" table:formula="of:=[.G8]/[.E8]*[.$C$3]" office:value-type="float" office:value="4696.65748218527">
            <text:p>4697</text:p>
          </table:table-cell>
          <table:table-cell table:style-name="ce8" table:formula="of:=[.C19]*([.F8]/[.E8]+[.$D$3]/[.$C$3]+[.H8]/[.G8])" office:value-type="float" office:value="11.6791722005631">
            <text:p>12</text:p>
          </table:table-cell>
          <table:table-cell table:style-name="ce5" table:formula="of:=[.C19]/[.M8]" office:value-type="float" office:value="27.2357179766478">
            <text:p>27,24</text:p>
          </table:table-cell>
          <table:table-cell table:style-name="ce10" table:formula="of:=[.E19]*([.D19]/[.C19]+[.N8]/[.M8])" office:value-type="float" office:value="0.241594636404177">
            <text:p>0,24</text:p>
          </table:table-cell>
          <table:table-cell table:style-name="ce5" table:formula="of:=1/([.E19]*[.C8]*10^(-9)*[.I8]*2*3.1415)" office:value-type="float" office:value="6.33156736909818">
            <text:p>6,33</text:p>
          </table:table-cell>
          <table:table-cell table:style-name="ce10" table:formula="of:=[.G19]*([.F19]/[.E19]+[.D8]/[.C8]+[.J8]/[.I8])" office:value-type="float" office:value="0.0965837291857366">
            <text:p>0,10</text:p>
          </table:table-cell>
          <table:table-cell table:style-name="ce7" table:formula="of:=[.M8]" office:value-type="float" office:value="172.444783214903">
            <text:p>172,4</text:p>
          </table:table-cell>
          <table:table-cell table:style-name="ce9" table:formula="of:=[.N8]" office:value-type="float" office:value="1.10085449282982">
            <text:p>1,1</text:p>
          </table:table-cell>
          <table:table-cell table:style-name="ce5" table:formula="of:=[.G19]-0.001*[.I19]-[.$C$4]" office:value-type="float" office:value="2.65912258588327">
            <text:p>2,66</text:p>
          </table:table-cell>
          <table:table-cell table:style-name="ce15" table:formula="of:=[.H19]+[.J19]*0.001+[.$D$4]" office:value-type="float" office:value="0.107684583678566">
            <text:p>0,11</text:p>
          </table:table-cell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6" table:formula="of:=[.G9]/[.E9]*[.$C$3]" office:value-type="float" office:value="3392.19734345351">
            <text:p>3392</text:p>
          </table:table-cell>
          <table:table-cell table:style-name="ce8" table:formula="of:=[.C20]*([.F9]/[.E9]+[.$D$3]/[.$C$3]+[.H9]/[.G9])" office:value-type="float" office:value="9.75626059936125">
            <text:p>10</text:p>
          </table:table-cell>
          <table:table-cell table:style-name="ce5" table:formula="of:=[.C20]/[.M9]" office:value-type="float" office:value="23.3438697337091">
            <text:p>23,34</text:p>
          </table:table-cell>
          <table:table-cell table:style-name="ce10" table:formula="of:=[.E20]*([.D20]/[.C20]+[.N9]/[.M9])" office:value-type="float" office:value="0.225278543608224">
            <text:p>0,23</text:p>
          </table:table-cell>
          <table:table-cell table:style-name="ce5" table:formula="of:=1/([.E20]*[.C9]*10^(-9)*[.I9]*2*3.1415)" office:value-type="float" office:value="6.22494340880239">
            <text:p>6,22</text:p>
          </table:table-cell>
          <table:table-cell table:style-name="ce10" table:formula="of:=[.G20]*([.F20]/[.E20]+[.D9]/[.C9]+[.J9]/[.I9])" office:value-type="float" office:value="0.102243358399538">
            <text:p>0,10</text:p>
          </table:table-cell>
          <table:table-cell table:style-name="ce7" table:formula="of:=[.M9]" office:value-type="float" office:value="145.314268034794">
            <text:p>145,3</text:p>
          </table:table-cell>
          <table:table-cell table:style-name="ce9" table:formula="of:=[.N9]" office:value-type="float" office:value="0.984409454437139">
            <text:p>1,0</text:p>
          </table:table-cell>
          <table:table-cell table:style-name="ce5" table:formula="of:=[.G20]-0.001*[.I20]-[.$C$4]" office:value-type="float" office:value="2.5796291407676">
            <text:p>2,58</text:p>
          </table:table-cell>
          <table:table-cell table:style-name="ce15" table:formula="of:=[.H20]+[.J20]*0.001+[.$D$4]" office:value-type="float" office:value="0.113227767853976">
            <text:p>0,11</text:p>
          </table:table-cell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6" table:formula="of:=[.G10]/[.E10]*[.$C$3]" office:value-type="float" office:value="2905.77777777778">
            <text:p>2906</text:p>
          </table:table-cell>
          <table:table-cell table:style-name="ce8" table:formula="of:=[.C21]*([.F10]/[.E10]+[.$D$3]/[.$C$3]+[.H10]/[.G10])" office:value-type="float" office:value="9.04880236361718">
            <text:p>9</text:p>
          </table:table-cell>
          <table:table-cell table:style-name="ce5" table:formula="of:=[.C21]/[.M10]" office:value-type="float" office:value="22.2752656298567">
            <text:p>22,28</text:p>
          </table:table-cell>
          <table:table-cell table:style-name="ce10" table:formula="of:=[.E21]*([.D21]/[.C21]+[.N10]/[.M10])" office:value-type="float" office:value="0.235074640723786">
            <text:p>0,24</text:p>
          </table:table-cell>
          <table:table-cell table:style-name="ce5" table:formula="of:=1/([.E21]*[.C10]*10^(-9)*[.I10]*2*3.1415)" office:value-type="float" office:value="5.85620963563403">
            <text:p>5,86</text:p>
          </table:table-cell>
          <table:table-cell table:style-name="ce10" table:formula="of:=[.G21]*([.F21]/[.E21]+[.D10]/[.C10]+[.J10]/[.I10])" office:value-type="float" office:value="0.105366478157931">
            <text:p>0,11</text:p>
          </table:table-cell>
          <table:table-cell table:style-name="ce7" table:formula="of:=[.M10]" office:value-type="float" office:value="130.448625217874">
            <text:p>130,4</text:p>
          </table:table-cell>
          <table:table-cell table:style-name="ce9" table:formula="of:=[.N10]" office:value-type="float" office:value="0.97041991335057">
            <text:p>1,0</text:p>
          </table:table-cell>
          <table:table-cell table:style-name="ce5" table:formula="of:=[.G21]-0.001*[.I21]-[.$C$4]" office:value-type="float" office:value="2.22576101041616">
            <text:p>2,23</text:p>
          </table:table-cell>
          <table:table-cell table:style-name="ce15" table:formula="of:=[.H21]+[.J21]*0.001+[.$D$4]" office:value-type="float" office:value="0.116336898071282">
            <text:p>0,12</text:p>
          </table:table-cell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6" table:formula="of:=[.G11]/[.E11]*[.$C$3]" office:value-type="float" office:value="2444.6511627907">
            <text:p>2445</text:p>
          </table:table-cell>
          <table:table-cell table:style-name="ce8" table:formula="of:=[.C22]*([.F11]/[.E11]+[.$D$3]/[.$C$3]+[.H11]/[.G11])" office:value-type="float" office:value="8.36955441992914">
            <text:p>8</text:p>
          </table:table-cell>
          <table:table-cell table:style-name="ce5" table:formula="of:=[.C22]/[.M11]" office:value-type="float" office:value="20.1457240562512">
            <text:p>20,15</text:p>
          </table:table-cell>
          <table:table-cell table:style-name="ce10" table:formula="of:=[.E22]*([.D22]/[.C22]+[.N11]/[.M11])" office:value-type="float" office:value="0.228566698012623">
            <text:p>0,23</text:p>
          </table:table-cell>
          <table:table-cell table:style-name="ce5" table:formula="of:=1/([.E22]*[.C11]*10^(-9)*[.I11]*2*3.1415)" office:value-type="float" office:value="6.02353079126221">
            <text:p>6,02</text:p>
          </table:table-cell>
          <table:table-cell table:style-name="ce10" table:formula="of:=[.G22]*([.F22]/[.E22]+[.D11]/[.C11]+[.J11]/[.I11])" office:value-type="float" office:value="0.116059686757255">
            <text:p>0,12</text:p>
          </table:table-cell>
          <table:table-cell table:style-name="ce7" table:formula="of:=[.M11]" office:value-type="float" office:value="121.348389165101">
            <text:p>121,3</text:p>
          </table:table-cell>
          <table:table-cell table:style-name="ce9" table:formula="of:=[.N11]" office:value-type="float" office:value="0.961327880130436">
            <text:p>1,0</text:p>
          </table:table-cell>
          <table:table-cell table:style-name="ce5" table:formula="of:=[.G22]-0.001*[.I22]-[.$C$4]" office:value-type="float" office:value="2.40218240209711">
            <text:p>2,40</text:p>
          </table:table-cell>
          <table:table-cell table:style-name="ce15" table:formula="of:=[.H22]+[.J22]*0.001+[.$D$4]" office:value-type="float" office:value="0.127021014637385">
            <text:p>0,13</text:p>
          </table:table-cell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6" table:formula="of:=[.G12]/[.E12]*[.$C$3]" office:value-type="float" office:value="2049.95066413662">
            <text:p>2050</text:p>
          </table:table-cell>
          <table:table-cell table:style-name="ce8" table:formula="of:=[.C23]*([.F12]/[.E12]+[.$D$3]/[.$C$3]+[.H12]/[.G12])" office:value-type="float" office:value="7.78792726002686">
            <text:p>8</text:p>
          </table:table-cell>
          <table:table-cell table:style-name="ce5" table:formula="of:=[.C23]/[.M12]" office:value-type="float" office:value="18.8523158641612">
            <text:p>18,85</text:p>
          </table:table-cell>
          <table:table-cell table:style-name="ce10" table:formula="of:=[.E23]*([.D23]/[.C23]+[.N12]/[.M12])" office:value-type="float" office:value="0.219049263343872">
            <text:p>0,22</text:p>
          </table:table-cell>
          <table:table-cell table:style-name="ce5" table:formula="of:=1/([.E23]*[.C12]*10^(-9)*[.I12]*2*3.1415)" office:value-type="float" office:value="5.76785048303276">
            <text:p>5,77</text:p>
          </table:table-cell>
          <table:table-cell table:style-name="ce10" table:formula="of:=[.G23]*([.F23]/[.E23]+[.D12]/[.C12]+[.J12]/[.I12])" office:value-type="float" office:value="0.112123355394886">
            <text:p>0,11</text:p>
          </table:table-cell>
          <table:table-cell table:style-name="ce7" table:formula="of:=[.M12]" office:value-type="float" office:value="108.737339163388">
            <text:p>108,7</text:p>
          </table:table-cell>
          <table:table-cell table:style-name="ce9" table:formula="of:=[.N12]" office:value-type="float" office:value="0.850341512268066">
            <text:p>0,9</text:p>
          </table:table-cell>
          <table:table-cell table:style-name="ce5" table:formula="of:=[.G23]-0.001*[.I23]-[.$C$4]" office:value-type="float" office:value="2.15911314386937">
            <text:p>2,16</text:p>
          </table:table-cell>
          <table:table-cell table:style-name="ce15" table:formula="of:=[.H23]+[.J23]*0.001+[.$D$4]" office:value-type="float" office:value="0.122973696907154">
            <text:p>0,12</text:p>
          </table:table-cell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table:style-name="ce6" table:formula="of:=[.G13]/[.E13]*[.$C$3]" office:value-type="float" office:value="1692.75142314991">
            <text:p>1693</text:p>
          </table:table-cell>
          <table:table-cell table:style-name="ce8" table:formula="of:=[.C24]*([.F13]/[.E13]+[.$D$3]/[.$C$3]+[.H13]/[.G13])" office:value-type="float" office:value="7.26411357834436">
            <text:p>7</text:p>
          </table:table-cell>
          <table:table-cell table:style-name="ce5" table:formula="of:=[.C24]/[.M13]" office:value-type="float" office:value="17.2707920363662">
            <text:p>17,27</text:p>
          </table:table-cell>
          <table:table-cell table:style-name="ce10" table:formula="of:=[.E24]*([.D24]/[.C24]+[.N13]/[.M13])" office:value-type="float" office:value="0.203911649255574">
            <text:p>0,20</text:p>
          </table:table-cell>
          <table:table-cell table:style-name="ce5" table:formula="of:=1/([.E24]*[.C13]*10^(-9)*[.I13]*2*3.1415)" office:value-type="float" office:value="5.67503674892076">
            <text:p>5,68</text:p>
          </table:table-cell>
          <table:table-cell table:style-name="ce10" table:formula="of:=[.G24]*([.F24]/[.E24]+[.D13]/[.C13]+[.J13]/[.I13])" office:value-type="float" office:value="0.109653983093313">
            <text:p>0,11</text:p>
          </table:table-cell>
          <table:table-cell table:style-name="ce7" table:formula="of:=[.M13]" office:value-type="float" office:value="98.0123794893463">
            <text:p>98,0</text:p>
          </table:table-cell>
          <table:table-cell table:style-name="ce9" table:formula="of:=[.N13]" office:value-type="float" office:value="0.736605034905401">
            <text:p>0,7</text:p>
          </table:table-cell>
          <table:table-cell table:style-name="ce5" table:formula="of:=[.G24]-0.001*[.I24]-[.$C$4]" office:value-type="float" office:value="2.07702436943142">
            <text:p>2,08</text:p>
          </table:table-cell>
          <table:table-cell table:style-name="ce15" table:formula="of:=[.H24]+[.J24]*0.001+[.$D$4]" office:value-type="float" office:value="0.120390588128218">
            <text:p>0,12</text:p>
          </table:table-cell>
          <table:table-cell table:style-name="ce4"/>
          <table:table-cell table:style-name="ce2"/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ce4"/>
          <table:table-cell table:style-name="ce2"/>
          <table:table-cell table:style-name="ce4"/>
          <table:table-cell table:style-name="ce2"/>
          <table:table-cell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Среденее</text:p>
          </table:table-cell>
          <table:table-cell office:value-type="string">
            <text:p>Случайная погр</text:p>
          </table:table-cell>
          <table:table-cell table:style-name="ce4" office:value-type="string">
            <text:p>Сист погр</text:p>
          </table:table-cell>
          <table:table-cell table:style-name="ce2" office:value-type="string">
            <text:p>Общ погр</text:p>
          </table:table-cell>
          <table:table-cell table:style-name="ce4"/>
          <table:table-cell table:style-name="ce2"/>
          <table:table-cell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number-columns-repeated="1010"/>
        </table:table-row>
        <table:table-row table:style-name="ro2">
          <table:table-cell/>
          <table:table-cell office:value-type="string">
            <text:p>L, <text:span text:style-name="T1">μ</text:span>Hn </text:p>
          </table:table-cell>
          <table:table-cell table:style-name="ce7" table:formula="of:=AVERAGE([.K7:.K13])" office:value-type="float" office:value="984.230017047899">
            <text:p>984,2</text:p>
          </table:table-cell>
          <table:table-cell table:style-name="ce9" table:formula="of:=SQRT(SUM([.E33:.E39])/(6*7))" office:value-type="float" office:value="3.47867343352196">
            <text:p>3,5</text:p>
          </table:table-cell>
          <table:table-cell table:style-name="ce7" table:formula="of:=AVERAGE([.L7:.L13])" office:value-type="float" office:value="7.23170245146204">
            <text:p>7,2</text:p>
          </table:table-cell>
          <table:table-cell table:style-name="ce9" table:formula="of:=SQRT([.D28]^2+[.E28]^2)" office:value-type="float" office:value="8.02487938872439">
            <text:p>8,0</text:p>
          </table:table-cell>
          <table:table-cell table:style-name="ce4"/>
          <table:table-cell table:style-name="ce2"/>
          <table:table-cell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number-columns-repeated="1010"/>
        </table:table-row>
        <table:table-row table:style-name="ro2">
          <table:table-cell/>
          <table:table-cell office:value-type="string">
            <text:p>R_L, Ohm</text:p>
          </table:table-cell>
          <table:table-cell table:style-name="ce5" table:formula="of:=AVERAGE([.K18:.K24])" office:value-type="float" office:value="2.406279315823">
            <text:p>2,41</text:p>
          </table:table-cell>
          <table:table-cell table:style-name="ce10" table:formula="of:=SQRT(SUM([.H33:.H39])/(6*7))" office:value-type="float" office:value="0.0985856477557338">
            <text:p>0,10</text:p>
          </table:table-cell>
          <table:table-cell table:style-name="ce5" table:formula="of:=AVERAGE([.L18:.L24])" office:value-type="float" office:value="0.112620135513868">
            <text:p>0,11</text:p>
          </table:table-cell>
          <table:table-cell table:style-name="ce10" table:formula="of:=SQRT([.D29]^2+[.E29]^2)" office:value-type="float" office:value="0.149674396162402">
            <text:p>0,15</text:p>
          </table:table-cell>
          <table:table-cell table:style-name="ce4"/>
          <table:table-cell table:style-name="ce2"/>
          <table:table-cell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4"/>
          <table:table-cell table:style-name="ce4"/>
          <table:table-cell table:style-name="ce2"/>
          <table:table-cell table:style-name="ce4"/>
          <table:table-cell table:style-name="ce2"/>
          <table:table-cell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>
            <text:p>L, <text:span text:style-name="T1">μ</text:span>Hn </text:p>
          </table:table-cell>
          <table:table-cell office:value-type="string">
            <text:p>Отклонение L</text:p>
          </table:table-cell>
          <table:table-cell table:style-name="ce12" office:value-type="string">
            <text:p>Кв. откл. L</text:p>
          </table:table-cell>
          <table:table-cell table:style-name="ce3" office:value-type="string">
            <text:p>R_L, Ohm</text:p>
          </table:table-cell>
          <table:table-cell office:value-type="string">
            <text:p>Отклон. R_L</text:p>
          </table:table-cell>
          <table:table-cell office:value-type="string">
            <text:p>Кв. откл. R_L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formula="of:=[.K7]" office:value-type="float" office:value="978.961585672703">
            <text:p>979,0</text:p>
          </table:table-cell>
          <table:table-cell table:style-name="ce9" table:formula="of:=[.C33]-[.$C$28]" office:value-type="float" office:value="-5.26843137519575">
            <text:p>-5,3</text:p>
          </table:table-cell>
          <table:table-cell table:style-name="ce13" table:formula="of:=[.D33]^2" office:value-type="float" office:value="27.7563691551469">
            <text:p>28</text:p>
          </table:table-cell>
          <table:table-cell table:style-name="ce15" table:formula="of:=[.K18]" office:value-type="float" office:value="2.74112255829606">
            <text:p>2,74</text:p>
          </table:table-cell>
          <table:table-cell table:style-name="ce5" table:formula="of:=[.F33]-[.$C$29]" office:value-type="float" office:value="0.334843242473064">
            <text:p>0,33</text:p>
          </table:table-cell>
          <table:table-cell table:style-name="ce16" table:formula="of:=[.G33]^2" office:value-type="float" office:value="0.112119997029875">
            <text:p>0,11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formula="of:=[.K8]" office:value-type="float" office:value="987.275148166764">
            <text:p>987,3</text:p>
          </table:table-cell>
          <table:table-cell table:style-name="ce9" table:formula="of:=[.C34]-[.$C$28]" office:value-type="float" office:value="3.04513111886558">
            <text:p>3,0</text:p>
          </table:table-cell>
          <table:table-cell table:style-name="ce13" table:formula="of:=[.D34]^2" office:value-type="float" office:value="9.27282353108356">
            <text:p>9</text:p>
          </table:table-cell>
          <table:table-cell table:style-name="ce15" table:formula="of:=[.K19]" office:value-type="float" office:value="2.65912258588327">
            <text:p>2,66</text:p>
          </table:table-cell>
          <table:table-cell table:style-name="ce5" table:formula="of:=[.F34]-[.$C$29]" office:value-type="float" office:value="0.252843270060275">
            <text:p>0,25</text:p>
          </table:table-cell>
          <table:table-cell table:style-name="ce16" table:formula="of:=[.G34]^2" office:value-type="float" office:value="0.0639297192147734">
            <text:p>0,06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formula="of:=[.K9]" office:value-type="float" office:value="998.797986189278">
            <text:p>998,8</text:p>
          </table:table-cell>
          <table:table-cell table:style-name="ce9" table:formula="of:=[.C35]-[.$C$28]" office:value-type="float" office:value="14.5679691413795">
            <text:p>14,6</text:p>
          </table:table-cell>
          <table:table-cell table:style-name="ce13" table:formula="of:=[.D35]^2" office:value-type="float" office:value="212.225724904186">
            <text:p>212</text:p>
          </table:table-cell>
          <table:table-cell table:style-name="ce15" table:formula="of:=[.K20]" office:value-type="float" office:value="2.5796291407676">
            <text:p>2,58</text:p>
          </table:table-cell>
          <table:table-cell table:style-name="ce5" table:formula="of:=[.F35]-[.$C$29]" office:value-type="float" office:value="0.1733498249446">
            <text:p>0,17</text:p>
          </table:table-cell>
          <table:table-cell table:style-name="ce16" table:formula="of:=[.G35]^2" office:value-type="float" office:value="0.0300501618083235">
            <text:p>0,0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formula="of:=[.K10]" office:value-type="float" office:value="976.766835338801">
            <text:p>976,8</text:p>
          </table:table-cell>
          <table:table-cell table:style-name="ce9" table:formula="of:=[.C36]-[.$C$28]" office:value-type="float" office:value="-7.46318170909774">
            <text:p>-7,5</text:p>
          </table:table-cell>
          <table:table-cell table:style-name="ce13" table:formula="of:=[.D36]^2" office:value-type="float" office:value="55.6990812230111">
            <text:p>56</text:p>
          </table:table-cell>
          <table:table-cell table:style-name="ce15" table:formula="of:=[.K21]" office:value-type="float" office:value="2.22576101041616">
            <text:p>2,23</text:p>
          </table:table-cell>
          <table:table-cell table:style-name="ce5" table:formula="of:=[.F36]-[.$C$29]" office:value-type="float" office:value="-0.180518305406842">
            <text:p>-0,18</text:p>
          </table:table-cell>
          <table:table-cell table:style-name="ce16" table:formula="of:=[.G36]^2" office:value-type="float" office:value="0.0325868585869578">
            <text:p>0,03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formula="of:=[.K11]" office:value-type="float" office:value="993.966629825119">
            <text:p>994,0</text:p>
          </table:table-cell>
          <table:table-cell table:style-name="ce9" table:formula="of:=[.C37]-[.$C$28]" office:value-type="float" office:value="9.73661277722078">
            <text:p>9,7</text:p>
          </table:table-cell>
          <table:table-cell table:style-name="ce13" table:formula="of:=[.D37]^2" office:value-type="float" office:value="94.8016283735391">
            <text:p>95</text:p>
          </table:table-cell>
          <table:table-cell table:style-name="ce15" table:formula="of:=[.K22]" office:value-type="float" office:value="2.40218240209711">
            <text:p>2,40</text:p>
          </table:table-cell>
          <table:table-cell table:style-name="ce5" table:formula="of:=[.F37]-[.$C$29]" office:value-type="float" office:value="-0.00409691372588883">
            <text:p>0,00</text:p>
          </table:table-cell>
          <table:table-cell table:style-name="ce16" table:formula="of:=[.G37]^2" office:value-type="float" office:value="0.0000167847020773763">
            <text:p>0,0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formula="of:=[.K12]" office:value-type="float" office:value="977.8289983732">
            <text:p>977,8</text:p>
          </table:table-cell>
          <table:table-cell table:style-name="ce9" table:formula="of:=[.C38]-[.$C$28]" office:value-type="float" office:value="-6.40101867469821">
            <text:p>-6,4</text:p>
          </table:table-cell>
          <table:table-cell table:style-name="ce13" table:formula="of:=[.D38]^2" office:value-type="float" office:value="40.9730400738352">
            <text:p>41</text:p>
          </table:table-cell>
          <table:table-cell table:style-name="ce15" table:formula="of:=[.K23]" office:value-type="float" office:value="2.15911314386937">
            <text:p>2,16</text:p>
          </table:table-cell>
          <table:table-cell table:style-name="ce5" table:formula="of:=[.F38]-[.$C$29]" office:value-type="float" office:value="-0.247166171953628">
            <text:p>-0,25</text:p>
          </table:table-cell>
          <table:table-cell table:style-name="ce16" table:formula="of:=[.G38]^2" office:value-type="float" office:value="0.0610911165582103">
            <text:p>0,06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" table:formula="of:=[.K13]" office:value-type="float" office:value="976.012935769425">
            <text:p>976,0</text:p>
          </table:table-cell>
          <table:table-cell table:style-name="ce9" table:formula="of:=[.C39]-[.$C$28]" office:value-type="float" office:value="-8.21708127847342">
            <text:p>-8,2</text:p>
          </table:table-cell>
          <table:table-cell table:style-name="ce13" table:formula="of:=[.D39]^2" office:value-type="float" office:value="67.5204247370383">
            <text:p>68</text:p>
          </table:table-cell>
          <table:table-cell table:style-name="ce15" table:formula="of:=[.K24]" office:value-type="float" office:value="2.07702436943142">
            <text:p>2,08</text:p>
          </table:table-cell>
          <table:table-cell table:style-name="ce5" table:formula="of:=[.F39]-[.$C$29]" office:value-type="float" office:value="-0.329254946391581">
            <text:p>-0,33</text:p>
          </table:table-cell>
          <table:table-cell table:style-name="ce16" table:formula="of:=[.G39]^2" office:value-type="float" office:value="0.108408819723323">
            <text:p>0,108</text:p>
          </table:table-cell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20.09.2018</text:date>, <text:time>23:23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ем Петров</meta:initial-creator>
    <meta:creation-date>2018-09-07T09:56:28.54</meta:creation-date>
    <meta:generator>OpenOffice/4.1.5$Win32 OpenOffice.org_project/415m1$Build-9789</meta:generator>
    <dc:date>2018-09-20T23:23:17.80</dc:date>
    <dc:creator>Артем Петров</dc:creator>
    <meta:editing-duration>P5DT8H45M38S</meta:editing-duration>
    <meta:editing-cycles>24</meta:editing-cycles>
    <meta:document-statistic meta:table-count="4" meta:cell-count="469" meta:object-count="0"/>
  </office:meta>
</office:document-meta>
</file>